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rumbi" svg:font-family="Karum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6fed" officeooo:paragraph-rsid="00136fed"/>
    </style:style>
    <style:style style:name="P2" style:family="paragraph" style:parent-style-name="Standard">
      <style:text-properties officeooo:rsid="0016ffa1" officeooo:paragraph-rsid="0016ffa1"/>
    </style:style>
    <style:style style:name="P3" style:family="paragraph" style:parent-style-name="Standard" style:master-page-name="">
      <loext:graphic-properties draw:fill="none"/>
      <style:paragraph-properties fo:margin-left="0in" fo:margin-right="-0.0618in" fo:text-indent="0in" style:auto-text-indent="false" style:page-number="auto" fo:background-color="transparent"/>
      <style:text-properties officeooo:rsid="00136fed" officeooo:paragraph-rsid="00136fed"/>
    </style:style>
    <style:style style:name="P4" style:family="paragraph" style:parent-style-name="Title">
      <style:text-properties style:font-name="Karumbi" fo:font-size="44pt" style:font-size-asian="44pt" style:font-size-complex="44pt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rt@levert-envy-x2:~$<text:span text:style-name="T1"> pwd</text:span></text:p>
      <text:p text:style-name="P1"><text:span text:style-name="T1"/></text:p>
      <text:p text:style-name="P1">/home/levert</text:p>
      <text:p text:style-name="P1"/>
      <text:p text:style-name="P1">levert@levert-envy-x2:~$ <text:span text:style-name="T1">ls</text:span></text:p>
      <text:p text:style-name="P1"><text:s/>Co <text:s text:c="16"/>file <text:s text:c="14"/>Music <text:s text:c="20"/>Public</text:p>
      <text:p text:style-name="P1"><text:s/>Desktop <text:s text:c="11"/>file.html <text:s text:c="9"/>my <text:s text:c="23"/>snap</text:p>
      <text:p text:style-name="P1"><text:s/>Documents <text:s text:c="9"/>first <text:s text:c="12"/>'my first web page.html' <text:s text:c="2"/>Templates</text:p>
      <text:p text:style-name="P1"><text:s/>Downloads <text:s text:c="9"/>hello-world.html <text:s text:c="2"/>my-first-website <text:s text:c="9"/>Videos</text:p>
      <text:p text:style-name="P1"><text:s/>examples.desktop <text:s text:c="2"/>levert <text:s text:c="12"/>Pictures</text:p>
      <text:p text:style-name="P1"/>
      <text:p text:style-name="P1">levert@levert-envy-x2:~$ <text:span text:style-name="T1">cd Documents</text:span></text:p>
      <text:p text:style-name="P1"><text:span text:style-name="T1"/></text:p>
      <text:p text:style-name="P1">levert@levert-envy-x2:~/Documents$ <text:span text:style-name="T1">ls</text:span></text:p>
      <text:p text:style-name="P1">Cheats.odt <text:s text:c="4"/>delani_studio_site <text:s text:c="6"/>notcreated</text:p>
      <text:p text:style-name="P1">cookie-recipe <text:s/>hello-world <text:s text:c="13"/>story</text:p>
      <text:p text:style-name="P1">created.html <text:s text:c="2"/>moringa-school-projects <text:s/>story.odt</text:p>
      <text:p text:style-name="P1"/>
      <text:p text:style-name="P1">levert@levert-envy-x2:~/Documents$ cd moringa-school-projects</text:p>
      <text:p text:style-name="P1"/>
      <text:p text:style-name="P1">levert@levert-envy-x2:~/Documents/moringa-school-projects$ <text:span text:style-name="T1">git init</text:span></text:p>
      <text:p text:style-name="P1">Initialized empty Git repository in /home/levert/Documents/moringa-school-projects/.git/</text:p>
      <text:p text:style-name="P1"/>
      <text:p text:style-name="P3"/>
      <text:p text:style-name="P1">levert@levert-envy-x2:~/Documents/moringa-school-projects$ <text:span text:style-name="T1">git add my-first-webpage.html</text:span></text:p>
      <text:p text:style-name="P1"/>
      <text:p text:style-name="P1">levert@levert-envy-x2:~/Documents/moringa-school-projects$ <text:span text:style-name="T1">git commit -m "add paragraph block elements to the page"</text:span></text:p>
      <text:p text:style-name="P1">[master (root-commit) c8134de] add paragraph block elements to the page</text:p>
      <text:p text:style-name="P1"><text:s/>4 files changed, 15 insertions(+)</text:p>
      <text:p text:style-name="P1"><text:s/>create mode 100644 Tuesday-Hyper Text Markup Language.html</text:p>
      <text:p text:style-name="P1"><text:s/>create mode 160000 hello-world</text:p>
      <text:p text:style-name="P1"><text:s/>create mode 100644 hello-world.html</text:p>
      <text:p text:style-name="P1"><text:s/>create mode 100644 my-first-webpage.html</text:p>
      <text:p text:style-name="P1"/>
      <text:p text:style-name="P1">levert@levert-envy-x2:~/Documents/moringa-school-projects$ <text:span text:style-name="T1">git add my-first-webpage.html</text:span></text:p>
      <text:p text:style-name="P1"/>
      <text:p text:style-name="P1">levert@levert-envy-x2:~/Documents/moringa-school-projects$ <text:span text:style-name="T1">git commit -m "add paragraph block elements to the page"</text:span></text:p>
      <text:p text:style-name="P1">[master 63baddd] add paragraph block elements to the page</text:p>
      <text:p text:style-name="P1"><text:s/>1 file changed, 3 insertions(+)</text:p>
      <text:p text:style-name="P1">levert@levert-envy-x2:~/Documents/moringa-school-projects$ <text:span text:style-name="T1">git add my-first-webpage.html</text:span></text:p>
      <text:p text:style-name="P1"/>
      <text:p text:style-name="P1">levert@levert-envy-x2:~/Documents/moringa-school-projects$ <text:span text:style-name="T1">git commit -m "add paragraph block elements to the page"</text:span></text:p>
      <text:p text:style-name="P1">[master 9bbd571] add paragraph block elements to the page</text:p>
      <text:p text:style-name="P1"><text:s/>1 file changed, 7 insertions(+)</text:p>
      <text:p text:style-name="P1"/>
      <text:p text:style-name="P1">levert@levert-envy-x2:~/Documents/moringa-school-projects$<text:span text:style-name="T1"> git remote add bounty https://github.com/levertco/my-first-webpage.html.git</text:span></text:p>
      <text:p text:style-name="P1"/>
      <text:p text:style-name="P1"/>
      <text:p text:style-name="P1"><text:soft-page-break/></text:p>
      <text:p text:style-name="P1">levert@levert-envy-x2:~/Documents/moringa-school-projects$ <text:span text:style-name="T1">git push bounty master</text:span></text:p>
      <text:p text:style-name="P1">Username for 'https://github.com': levertco</text:p>
      <text:p text:style-name="P1">Password for 'https://levertco@github.com': </text:p>
      <text:p text:style-name="P1">Counting objects: 11, done.</text:p>
      <text:p text:style-name="P1">Delta compression using up to 4 threads.</text:p>
      <text:p text:style-name="P1">Compressing objects: 100% (10/10), done.</text:p>
      <text:p text:style-name="P1">Writing objects: 100% (11/11), 1.25 KiB | 641.00 KiB/s, done.</text:p>
      <text:p text:style-name="P1">Total 11 (delta 4), reused 0 (delta 0)</text:p>
      <text:p text:style-name="P1">remote: Resolving deltas: 100% (4/4), done.</text:p>
      <text:p text:style-name="P1">To https://github.com/levertco/my-first-webpage.html.git</text:p>
      <text:p text:style-name="P1">* [new branch] <text:s text:c="5"/>master -&gt; master</text:p>
      <text:p text:style-name="P1"/>
      <text:p text:style-name="P1">levert@levert-envy-x2:~/Documents/moringa-school-projects$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new changes</text:p>
      <text:p text:style-name="P2"/>
      <text:p text:style-name="P2">levert@levert-envy-x2:~/Documents/moringa-school-projects$= =<text:span text:style-name="T1">cd my-first-website/</text:span></text:p>
      <text:p text:style-name="P2"/>
      <text:p text:style-name="P2">levert@levert-envy-x2:~/Documents/moringa-school-projects/my-first-website$== <text:span text:style-name="T1">git add .</text:span></text:p>
      <text:p text:style-name="P2"/>
      <text:p text:style-name="P2">levert@levert-envy-x2:~/Documents/moringa-school-projects/my-first-website$== <text:span text:style-name="T1">git commit -m "Moved &lt;p&gt; tags inside the &lt;body&gt; tag."</text:span></text:p>
      <text:p text:style-name="P2">[master e7a503b] Moved &lt;p&gt; tags inside the &lt;body&gt; tag.</text:p>
      <text:p text:style-name="P2"><text:s/>2 files changed, 22 insertions(+)</text:p>
      <text:p text:style-name="P2"><text:s/>create mode 100644 my-first-website/images/elephant.jpg</text:p>
      <text:p text:style-name="P2"><text:s/>create mode 100644 my-first-website/my-first-webpage.html</text:p>
      <text:p text:style-name="P2"/>
      <text:p text:style-name="P2">levert@levert-envy-x2:~/Documents/moringa-school-projects/my-first-website$ ==<text:span text:style-name="T1">git remote -v</text:span></text:p>
      <text:p text:style-name="P2">bounty<text:tab/>https://github.com/levertco/my-first-webpage.html.git (fetch)</text:p>
      <text:p text:style-name="P2">bounty<text:tab/>https://github.com/levertco/my-first-webpage.html.git (push)</text:p>
      <text:p text:style-name="P2"/>
      <text:p text:style-name="P2">levert@levert-envy-x2:~/Documents/moringa-school-projects/my-first-website$ ==git push bounty master</text:p>
      <text:p text:style-name="P2">Username for 'https://github.com': levertco</text:p>
      <text:p text:style-name="P2">Password for 'https://levertco@github.com': </text:p>
      <text:p text:style-name="P2">Counting objects: 6, done.</text:p>
      <text:p text:style-name="P2">Delta compression using up to 4 threads.</text:p>
      <text:p text:style-name="P2">Compressing objects: 100% (5/5), done.</text:p>
      <text:p text:style-name="P2"><text:soft-page-break/>Writing objects: 100% (6/6), 41.68 KiB | 20.84 MiB/s, done.</text:p>
      <text:p text:style-name="P2">Total 6 (delta 1), reused 0 (delta 0)</text:p>
      <text:p text:style-name="P2">remote: Resolving deltas: 100% (1/1), completed with 1 local object.</text:p>
      <text:p text:style-name="P2">To https://github.com/levertco/my-first-webpage.html.git</text:p>
      <text:p text:style-name="P2"><text:s text:c="3"/>80c5517..e7a503b <text:s/>master -&gt; master</text:p>
      <text:p text:style-name="P2"/>
      <text:p text:style-name="P2">levert@levert-envy-x2:~/Documents/moringa-school-projects/my-first-website$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rumbi" svg:font-family="Karumb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8:48:05.770744805</meta:creation-date>
    <dc:date>2019-05-22T11:58:13.625353399</dc:date>
    <meta:editing-duration>PT39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68" meta:word-count="342" meta:character-count="3956" meta:non-whitespace-character-count="3477"/>
  </office:meta>
</office:document-meta>
</file>